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color="#ff0000" fo:font-size="24pt" style:font-size-asian="24pt"/>
    </style:style>
    <style:style style:name="T9" style:family="text">
      <style:text-properties fo:color="#ff0000" fo:font-size="24pt" fo:language="ru" fo:country="RU" style:font-size-asian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_________просит Вас дать официальный отзыв на диссертацию ФИО</text:span><text:span text:style-name="T6"> </text:span><text:span text:style-name="T5">«_____», представленную к защите на соискание ученой степени доктора/кандидата _______ наук по специальности(ям) _____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9"><text:span text:style-name="T5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span></text:p>
      <text:p text:style-name="P9"><text:span text:style-name="T5">Защита диссертации состоится _______ .</text:span>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9"><text:span text:style-name="T5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span></text:p>
      <text:p text:style-name="P10"/>
      <text:p text:style-name="P10">С уважением,</text:p>
      <text:p text:style-name="P5">Председатель</text:p>
      <text:p text:style-name="Standard"><text:span text:style-name="T5">диссертационного совета <text:s text:c="2"/>__________ <text:s text:c="56"/>ФИО 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creator>Пользователь</dc:creator>
    <dc:date>2024-03-11T16:57:00</dc:date>
    <meta:editing-cycles>13</meta:editing-cycles>
    <meta:editing-duration>PT22M</meta:editing-duration>
    <meta:document-statistic meta:table-count="0" meta:image-count="0" meta:object-count="0" meta:page-count="1" meta:paragraph-count="15" meta:word-count="190" meta:character-count="1776" meta:non-whitespace-character-count="1437"/>
    <meta:generator>LibreOffice/6.0.7.3$Linux_X86_64 LibreOffice_project/dc89aa7a9eabfd848af146d5086077aeed2ae4a5</meta:generator>
  </office:meta>
</office:document-meta>
</file>